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4.0931in"/>
    </style:style>
    <style:style style:name="Table1.B" style:family="table-column">
      <style:table-column-properties style:column-width="2.4063in"/>
    </style:style>
    <style:style style:name="Table1.1" style:family="table-row">
      <style:table-row-properties style:min-row-height="0.2639in" fo:keep-together="auto"/>
    </style:style>
    <style:style style:name="Table1.A1" style:family="table-cell">
      <style:table-cell-properties style:vertical-align="" fo:padding="0.0694in" fo:border="none"/>
    </style:style>
    <style:style style:name="Table1.4" style:family="table-row">
      <style:table-row-properties style:min-row-height="0.2292in" fo:keep-together="auto"/>
    </style:style>
    <style:style style:name="Table1.5"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orphans="0" fo:widows="0"/>
      <style:text-properties style:font-name="Arial" fo:font-size="9pt" style:font-name-asian="Arial1" style:font-size-asian="9pt" style:font-name-complex="Arial1" style:font-size-complex="9pt"/>
    </style:style>
    <style:style style:name="P4" style:family="paragraph" style:parent-style-name="Standard">
      <style:paragraph-properties fo:orphans="0" fo:widows="0"/>
    </style:style>
    <style:style style:name="P5" style:family="paragraph" style:parent-style-name="Standard">
      <style:paragraph-properties fo:margin-left="0in" fo:margin-right="0in" fo:margin-top="0.25in" fo:margin-bottom="0.1665in" loext:contextual-spacing="false" fo:line-height="100%" fo:text-align="center" style:justify-single-word="false" fo:keep-together="auto" fo:orphans="2" fo:widows="2" fo:text-indent="0in" style:auto-text-indent="false" fo:padding="0in" fo:border="none" fo:keep-with-next="auto">
        <style:tab-stops>
          <style:tab-stop style:position="0.3752in"/>
        </style:tab-stops>
      </style:paragraph-properties>
    </style:style>
    <style:style style:name="P6"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tab-stops>
          <style:tab-stop style:position="0.3752in"/>
        </style:tab-stops>
      </style:paragraph-properties>
      <style:text-properties style:text-position="0% 100%" fo:font-size="11pt" style:font-size-asian="11pt" style:font-size-complex="11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fo:margin-top="0.0835in" fo:margin-bottom="0in" loext:contextual-spacing="false" fo:line-height="100%" fo:text-align="justify" style:justify-single-word="false"/>
    </style:style>
    <style:style style:name="P10" style:family="paragraph" style:parent-style-name="Standard">
      <style:paragraph-properties fo:margin-left="0.4in" fo:margin-right="0in" fo:margin-top="0in" fo:margin-bottom="0in" loext:contextual-spacing="false" fo:line-height="100%" fo:text-align="justify" style:justify-single-word="false" fo:keep-together="auto" fo:orphans="2" fo:widows="2" fo:text-indent="-0.4in" style:auto-text-indent="false" fo:padding="0in" fo:border="none" fo:keep-with-next="auto">
        <style:tab-stops>
          <style:tab-stop style:position="0.3752in"/>
        </style:tab-stops>
      </style:paragraph-properties>
    </style:style>
    <style:style style:name="P11" style:family="paragraph" style:parent-style-name="Standard">
      <style:paragraph-properties fo:margin-left="0.4in" fo:margin-right="0in" fo:margin-top="0in" fo:margin-bottom="0in" loext:contextual-spacing="false" fo:line-height="100%" fo:text-align="justify" style:justify-single-word="false" fo:keep-together="auto" fo:orphans="2" fo:widows="2" fo:text-indent="-0.4in" style:auto-text-indent="false" fo:padding="0in" fo:border="none" fo:keep-with-next="auto">
        <style:tab-stops>
          <style:tab-stop style:position="0.3752in"/>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2" style:family="paragraph" style:parent-style-name="Standard">
      <style:paragraph-properties fo:margin-left="0.4in" fo:margin-right="0in" fo:margin-top="0.0835in" fo:margin-bottom="0in" loext:contextual-spacing="false" fo:line-height="100%" fo:text-align="justify" style:justify-single-word="false" fo:keep-together="auto" fo:orphans="2" fo:widows="2" fo:text-indent="-0.4in" style:auto-text-indent="false" fo:padding="0in" fo:border="none" fo:keep-with-next="auto">
        <style:tab-stops>
          <style:tab-stop style:position="0.3752in"/>
        </style:tab-stops>
      </style:paragraph-properties>
    </style:style>
    <style:style style:name="P13" style:family="paragraph" style:parent-style-name="Standard">
      <style:paragraph-properties fo:margin-left="0.4in" fo:margin-right="0in" fo:margin-top="0.0835in" fo:margin-bottom="0in" loext:contextual-spacing="false" fo:line-height="100%" fo:text-align="justify" style:justify-single-word="false" fo:keep-together="auto" fo:orphans="2" fo:widows="2" fo:text-indent="-0.4in" style:auto-text-indent="false" fo:padding="0in" fo:border="none" fo:keep-with-next="auto">
        <style:tab-stops>
          <style:tab-stop style:position="0.3752in"/>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4" style:family="paragraph" style:parent-style-name="Standard">
      <style:paragraph-properties fo:margin-left="1in" fo:margin-right="0in" fo:text-align="justify" style:justify-single-word="false" fo:text-indent="0in" style:auto-text-indent="false" fo:keep-with-next="always"/>
      <style:text-properties style:font-name="Arial" fo:font-size="9pt" style:font-name-asian="Arial1" style:font-size-asian="9pt" style:font-name-complex="Arial1" style:font-size-complex="9pt"/>
    </style:style>
    <style:style style:name="P15" style:family="paragraph" style:parent-style-name="Standard">
      <style:paragraph-properties fo:margin-left="0in" fo:margin-right="0in" fo:orphans="0" fo:widows="0" fo:text-indent="0in" style:auto-text-indent="false"/>
    </style:style>
    <style:style style:name="P16" style:family="paragraph" style:parent-style-name="Standard">
      <style:paragraph-properties fo:margin-top="0in" fo:margin-bottom="0.111in" loext:contextual-spacing="false" fo:line-height="100%" fo:text-align="justify" style:justify-single-word="false" fo:keep-with-next="always"/>
    </style:style>
    <style:style style:name="P17" style:family="paragraph" style:parent-style-name="Standard" style:master-page-name="Standard">
      <style:paragraph-properties fo:text-align="end" style:justify-single-word="false" style:page-number="1"/>
      <style:text-properties fo:color="#ff0000" style:text-position="0% 100%" fo:font-size="14pt" fo:font-style="normal" fo:font-weight="normal" style:font-size-asian="14pt" style:font-style-asian="normal" style:font-weight-asian="normal" style:font-size-complex="14pt"/>
    </style:style>
    <style:style style:name="T1" style:family="text">
      <style:text-properties style:text-position="0% 100%"/>
    </style:style>
    <style:style style:name="T2" style:family="text">
      <style:text-properties style:text-position="0% 100%" fo:font-weight="bold" style:font-weight-asian="bold"/>
    </style:style>
    <style:style style:name="T3" style:family="text">
      <style:text-properties style:text-position="0% 100%" fo:font-size="14pt" fo:font-weight="normal" style:font-size-asian="14pt" style:font-weight-asian="normal" style:font-size-complex="14pt"/>
    </style:style>
    <style:style style:name="T4" style:family="text">
      <style:text-properties style:text-position="0% 100%" fo:font-size="11pt" style:font-size-asian="11pt" style:font-size-complex="11pt"/>
    </style:style>
    <style:style style:name="T5" style:family="text">
      <style:text-properties style:text-position="0% 100%" fo:font-size="11pt" fo:font-weight="bold" style:font-size-asian="11pt" style:font-weight-asian="bold" style:font-size-complex="11pt"/>
    </style:style>
    <style:style style:name="T6" style:family="text">
      <style:text-properties fo:font-weight="bold" style:font-weight-asian="bold"/>
    </style:style>
    <style:style style:name="T7"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8"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9" style:family="text">
      <style:text-properties fo:font-size="11pt" fo:font-weight="bold" style:font-size-asian="11pt" style:font-weight-asian="bold" style:font-size-complex="11pt"/>
    </style:style>
    <style:style style:name="T10" style:family="text">
      <style:text-properties fo:font-size="11pt" style:font-size-asian="11pt" style:font-size-complex="11pt"/>
    </style:style>
    <style:style style:name="T11" style:family="text">
      <style:text-properties fo:color="#000000" style:text-position="0% 100%"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text:span text:style-name="T2">KONFIDENCIALUMO SUTARTIS</text:span><text:span text:style-name="T1"> </text:span><text:span text:style-name="T2">Nr. K</text:span><text:span text:style-name="T6">{{id}}</text:span></text:p>
      <text:p text:style-name="P5"><text:span text:style-name="T7">Vilnius, </text:span><text:span text:style-name="T9">{{date}}</text:span></text:p>
      <text:p text:style-name="P2"><text:span text:style-name="T9">Įvesk MB</text:span><text:span text:style-name="T10">, juridinio asmens kodas 304503308, buveinė Perkūnkiemio g. 4A, atstovaujamas direktoriaus Ingos Jončienės</text:span></text:p>
      <text:p text:style-name="P2"><text:span text:style-name="T11">ir</text:span></text:p>
      <text:p text:style-name="P2"><text:span text:style-name="T9">{{companyname}}</text:span><text:span text:style-name="T4">, juridinio asmens kodas </text:span><text:span text:style-name="T9">{{companycode}}</text:span><text:span text:style-name="T4">, buveinė </text:span><text:span text:style-name="T10">{{address}}, </text:span><text:span text:style-name="T4">atstovaujamas direktor</text:span><text:span text:style-name="T10">iaus</text:span><text:span text:style-name="T4"> </text:span><text:span text:style-name="T10">{{personname}},</text:span></text:p>
      <text:p text:style-name="P9"><text:span text:style-name="T4">toliau kartu vadinami </text:span><text:span text:style-name="T5">„Šalimis“</text:span><text:span text:style-name="T4">, o kiekvienas atskirai – </text:span><text:span text:style-name="T5">„Šalimi“</text:span><text:span text:style-name="T4">, sudarė šią konfidencialumo sutartį, toliau vadinamą </text:span><text:span text:style-name="T5">„Sutartimi“.</text:span></text:p>
      <text:p text:style-name="P5"><text:span text:style-name="T7">1. Sutarties dalykas</text:span></text:p>
      <text:p text:style-name="P10"><text:span text:style-name="T8">1.1. Šioje Sutartyje nustatytomis sąlygomis ir tvarka Šalys susitaria dėl viena iš kitos gautos informacijos apsaugos. </text:span></text:p>
      <text:p text:style-name="P11"/>
      <text:p text:style-name="P10"><text:span text:style-name="T8">1.2. Informacijos perdavimo (gavimo) tikslas – automatizuoti sąskaitų faktūrų suvedimą į apskaitos programą.</text:span></text:p>
      <text:p text:style-name="P11"/>
      <text:p text:style-name="P5"><text:bookmark text:name="_gjdgxs"/><text:span text:style-name="T7">2. Konfidencialios informacijos apsauga</text:span></text:p>
      <text:p text:style-name="P12"><text:span text:style-name="T8">2.1. Konfidencialia informacija pagal šią Sutartį yra laikoma Šalims priklausanti ar su jomis, jų klientais ar kitais trečiaisiais asmenimis susijusi informacija, išreikšta bet kokia forma (rašytine, žodine, elektronine ar vizualine), kurią Šalis gavėja sužino iš kitos Šalies teikėjos. </text:span></text:p>
      <text:p text:style-name="P12"><text:span text:style-name="T8">2.2. Sutartyje nustatyti Šalių įsipareigojimai netaikomi tos informacijos atžvilgiu, kuri: (a) yra viešai žinoma ir laisvai prieinama; (b) arba yra atskleidžiama trečiajai šaliai turint Šalies teikėjos išankstinį sutikimą raštu; (c) arba yra atskleidžiama vykdant teisėtą teismo ar valdžios institucijos reikalavimą.</text:span></text:p>
      <text:p text:style-name="P12"><text:span text:style-name="T8">2.3. Šalis gavėja įsipareigoja užtikrinti visos jai patikėtos konfidencialios informacijos slaptumą, be Šalies teikėjos išankstinio rašytinio sutikimo nenaudoti konfidencialios informacijos nei savo, nei bet kokių trečiųjų asmenų naudai, neatskleisti tokios informacijos kitiems asmenims, išskyrus LR įstatymų numatytus atvejus.</text:span></text:p>
      <text:p text:style-name="P12"><text:span text:style-name="T8">2.4. Šalis gavėja įsipareigoja imtis visų reikalingų priemonių, kad būtų išvengta neteisėto konfidencialios informacijos panaudojimo ir atskleidimo, nedelsdama informuoti Šalį teikėją, jeigu sužino ar įtaria, kad konfidenciali informacija buvo atskleista ar gali būti atskleista neturintiems teisės su ja susipažinti asmenims. Taip pat Šalis gavėja privalo informuoti Šalį teikėją apie visas jam žinomas aplinkybes, keliančias grėsmę konfidencialios informacijos saugumui bei slaptumui.</text:span></text:p>
      <text:p text:style-name="P12"><text:span text:style-name="T8">2.7. Šalis gavėjas, suteikdamas konfidencialią informaciją savo darbuotojams ar teisę jiems su ja dirbti, įsipareigoja užtikrinti, kad jie turėtų atitinkamus konfidencialumo įsipareigojimus.</text:span></text:p>
      <text:p text:style-name="P5"><text:span text:style-name="T7">3. Informacijos gavėjo atsakomybė</text:span></text:p>
      <text:p text:style-name="P12"><text:span text:style-name="T8">3.2. Tuo atveju, jeigu Šaliai teikėjai kyla įtarimų, kad Šalies gavėjos veiksmai, pažeidžiantys šią Sutartį, gali turėti administracinio ar baudžiamojo nusižengimo ar nusikaltimo požymių, Šalis teikėja turi teisę apie tai informuoti kompetentingas teisingumo vykdymo ar valstybinės valdžios institucijas.</text:span></text:p>
      <text:p text:style-name="P13"/>
      <text:p text:style-name="P13"/>
      <text:p text:style-name="P5"><text:span text:style-name="T7">4. Baigiamosios nuostatos</text:span></text:p>
      <text:p text:style-name="P12"><text:span text:style-name="T8">4.1. Ši Sutartis įsigalioja nuo </text:span><text:span text:style-name="T10">abiejų šalių</text:span><text:span text:style-name="T8"> pasirašymo momento ir <text:s/>galioja 5 metus.</text:span></text:p>
      <text:p text:style-name="P12"><text:span text:style-name="T8">4.2. Ši Sutartis sudaryta ir jai taikoma Lietuvos Respublikos teisė. Bet kokie ginčai, kylantys iš šios Sutarties ar susiję su ja, bus sprendžiami Šalių derybomis, o joms nepavykus – Lietuvos Respublikos teisme.</text:span></text:p>
      <text:p text:style-name="P12"><text:soft-page-break/><text:span text:style-name="T8">4.3. Ši Sutartis pasirašoma 2 (dviem) egzemplioriais, turinčiais vienodą juridinę galią, kiekvienai Šaliai įteikiant po vieną egzempliorių. </text:span></text:p>
      <text:p text:style-name="P12"><text:span text:style-name="T8">4.4. Šalys, pasirašydamos šią Sutartį, patvirtina, kad šios Sutarties sąlygų turinys Šalims yra suprantamas, aiškus ir atitinka Šalių išreikštą valią.</text:span></text:p>
      <text:p text:style-name="P6"/>
      <text:p text:style-name="P14"/>
      <table:table table:name="Table1" table:style-name="Table1">
        <table:table-column table:style-name="Table1.A"/>
        <table:table-column table:style-name="Table1.B"/>
        <table:table-row table:style-name="Table1.1">
          <table:table-cell table:style-name="Table1.A1" table:number-rows-spanned="5" office:value-type="string">
            <text:p text:style-name="P15"><text:span text:style-name="T10">Tiekėjas:</text:span></text:p>
            <text:p text:style-name="P15"><text:span text:style-name="T9">MB Įvesk</text:span></text:p>
            <text:p text:style-name="P15"><text:span text:style-name="T10">304503308</text:span></text:p>
            <text:p text:style-name="P15"><text:span text:style-name="T10">Direktorius</text:span></text:p>
            <text:p text:style-name="P15"><text:span text:style-name="T10">Inga Jončienė</text:span></text:p>
          </table:table-cell>
          <table:table-cell table:style-name="Table1.A1" table:number-rows-spanned="5" office:value-type="string">
            <text:p text:style-name="P4"><text:span text:style-name="T10">Klientas:</text:span></text:p>
            <text:p text:style-name="P4"><text:span text:style-name="T9">{{companyname}}</text:span></text:p>
            <text:p text:style-name="P4"><text:span text:style-name="T10">{{companycode}}</text:span></text:p>
            <text:p text:style-name="P4"><text:span text:style-name="T10">Direktorius</text:span></text:p>
            <text:p text:style-name="P4"><text:span text:style-name="T10">{{personname}}</text:span></text:p>
          </table:table-cell>
        </table:table-row>
        <table:table-row table:style-name="Table1.1">
          <table:covered-table-cell/>
          <table:covered-table-cell/>
        </table:table-row>
        <table:table-row table:style-name="Table1.1">
          <table:covered-table-cell/>
          <table:covered-table-cell/>
        </table:table-row>
        <table:table-row table:style-name="Table1.4">
          <table:covered-table-cell/>
          <table:covered-table-cell/>
        </table:table-row>
        <table:table-row table:style-name="Table1.5">
          <table:covered-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lt" fo:country="LT"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lt" fo:country="LT"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style:text-properties style:text-position="0% 100%" fo:font-size="11pt" fo:font-weight="bold" style:font-size-asian="11pt" style:font-weight-asian="bold" style:font-size-complex="11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5in" fo:margin-left="0.9846in" fo:margin-right="0.47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MP1"><text:page-number text:select-page="current">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33" meta:word-count="418" meta:character-count="3375" meta:non-whitespace-character-count="2983"/>
    <meta:generator>LibreOfficeDev/6.0.5.2$Linux_X86_64 LibreOffice_project/</meta:generator>
  </office:meta>
</office:document-meta>
</file>